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paragraph-rsid="001ec956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1ec956" officeooo:paragraph-rsid="001ec956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style="normal" fo:font-weight="normal" officeooo:rsid="0028373f" officeooo:paragraph-rsid="0028373f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fo:font-weight="normal" officeooo:rsid="00286522" officeooo:paragraph-rsid="00286522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normal" officeooo:rsid="00297a42" officeooo:paragraph-rsid="00297a42" style:font-style-asian="normal" style:font-weight-asian="normal" style:font-style-complex="normal" style:font-weight-complex="normal"/>
    </style:style>
    <style:style style:name="P13" style:family="paragraph" style:parent-style-name="Text_20_body" style:list-style-name="L4">
      <style:text-properties fo:font-style="normal" fo:font-weight="normal" officeooo:rsid="00297a42" officeooo:paragraph-rsid="00297a42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2b6c29" officeooo:paragraph-rsid="002b6c29" style:font-style-asian="normal" style:font-weight-asian="normal" style:font-style-complex="normal" style:font-weight-complex="normal"/>
    </style:style>
    <style:style style:name="P15" style:family="paragraph" style:parent-style-name="Text_20_body" style:list-style-name="L5">
      <style:text-properties fo:font-style="normal" fo:font-weight="normal" officeooo:rsid="002b6c29" officeooo:paragraph-rsid="002b6c29" style:font-style-asian="normal" style:font-weight-asian="normal" style:font-style-complex="normal" style:font-weight-complex="normal"/>
    </style:style>
    <style:style style:name="P16" style:family="paragraph" style:parent-style-name="Text_20_body" style:list-style-name="L5">
      <style:text-properties fo:font-style="normal" fo:font-weight="normal" officeooo:rsid="002bafa7" officeooo:paragraph-rsid="002b6c29" style:font-style-asian="normal" style:font-weight-asian="normal" style:font-style-complex="normal" style:font-weight-complex="normal"/>
    </style:style>
    <style:style style:name="P17" style:family="paragraph" style:parent-style-name="Text_20_body" style:list-style-name="L3"/>
    <style:style style:name="P18" style:family="paragraph" style:parent-style-name="Text_20_body" style:list-style-name="L3">
      <style:text-properties officeooo:rsid="0028373f" officeooo:paragraph-rsid="0028373f"/>
    </style:style>
    <style:style style:name="P19" style:family="paragraph" style:parent-style-name="Text_20_body" style:list-style-name="L2">
      <style:paragraph-properties fo:margin-left="2.501cm" fo:margin-right="0cm" fo:text-indent="-0.635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53be7" style:font-style-asian="italic" style:font-weight-asian="bold" style:font-style-complex="italic" style:font-weight-complex="bold"/>
    </style:style>
    <style:style style:name="T4" style:family="text">
      <style:text-properties officeooo:rsid="001ec95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b6c29" style:font-weight-asian="bold" style:font-weight-complex="bold"/>
    </style:style>
    <style:style style:name="T7" style:family="text">
      <style:text-properties officeooo:rsid="00253be7"/>
    </style:style>
    <style:style style:name="T8" style:family="text">
      <style:text-properties officeooo:rsid="0027ff81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286522"/>
    </style:style>
    <style:style style:name="T11" style:family="text">
      <style:text-properties officeooo:rsid="002b6c29"/>
    </style:style>
    <style:style style:name="T12" style:family="text">
      <style:text-properties officeooo:rsid="002baf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3 : Enregistrement de scénarios</text:h>
      <text:p text:style-name="Standard"/>
      <text:p text:style-name="P3">Dans ce TP, nous allons utiliser l'élément <text:span text:style-name="T12">Enregistreur de script </text:span>pour enregistrer <text:span text:style-name="T4">des</text:span> scénario<text:span text:style-name="T4">s</text:span> de test.</text:p>
      <text:p text:style-name="P3"/>
      <text:p text:style-name="P4">Le<text:span text:style-name="T4">s</text:span> scénario<text:span text:style-name="T4">s</text:span> que nous voulons enregistrer <text:span text:style-name="T8">est similaire au moteur d’utilisateur Web du TP précédent. </text:span></text:p>
      <text:p text:style-name="P4"/>
      <text:p text:style-name="P5">Le but de cet atelier est donc d’obtenir après enregistrement un fichier <text:span text:style-name="T1">.jmx</text:span> le plus proche de celui qui a été élaboré au TP précédent. </text:p>
      <text:p text:style-name="P4"/>
      <text:p text:style-name="P2"/>
      <text:h text:style-name="Heading_20_4" text:outline-level="4">Mise en place du plan de travail </text:h>
      <text:p text:style-name="P1"/>
      <text:list xml:id="list719216086" text:style-name="L1">
        <text:list-item>
          <text:p text:style-name="P20">Ajouter un élément <text:span text:style-name="T2">Proxy </text:span><text:span text:style-name="T3">(Enregistreur de script)</text:span><text:span text:style-name="T7"> </text:span>au plan de travail</text:p>
        </text:list-item>
        <text:list-item>
          <text:p text:style-name="P20">Préciser le port que vous désirez utiliser </text:p>
        </text:list-item>
        <text:list-item>
          <text:p text:style-name="P20">Ajouter un élément de configuration « <text:span text:style-name="T1">Requête HTTP par défaut</text:span> » et donnez lui les valeurs pour le serveur et le port</text:p>
        </text:list-item>
        <text:list-item>
          <text:p text:style-name="P9">Créer <text:span text:style-name="T12">2</text:span> contrôleurs et les nommer de façon appropriée:</text:p>
        </text:list-item>
      </text:list>
      <text:list xml:id="list468507349" text:style-name="L2">
        <text:list-item>
          <text:p text:style-name="P19">Un <text:span text:style-name="T11">contrôleur </text:span>« <text:span text:style-name="T5">1 seule fois</text:span> »</text:p>
        </text:list-item>
        <text:list-item>
          <text:p text:style-name="P19">Un <text:s/>contrôleur «<text:span text:style-name="T5"> </text:span><text:span text:style-name="T6">enregistreur </text:span><text:span text:style-name="T11">»</text:span></text:p>
        </text:list-item>
      </text:list>
      <text:p text:style-name="P6"/>
      <text:h text:style-name="Heading_20_4" text:outline-level="4">Configuration du navigateur</text:h>
      <text:p text:style-name="P7">Configurer votre navigateur afin qu'il utilise le proxy JMeter.</text:p>
      <text:p text:style-name="P7"/>
      <text:h text:style-name="Heading_20_4" text:outline-level="4">Enregistrement de l'entrée dans l'application</text:h>
      <text:p text:style-name="P10">Configurer l’enregistreur comme suit :</text:p>
      <text:list xml:id="list2804005427" text:style-name="L3">
        <text:list-item>
          <text:p text:style-name="P17"><text:span text:style-name="T9">Sélectionner le contrôleur « 1 seule fois » </text:span></text:p>
        </text:list-item>
        <text:list-item>
          <text:p text:style-name="P18"><text:span text:style-name="T9">Mettre chaque groupe dans un contrôleur de transaction</text:span></text:p>
        </text:list-item>
      </text:list>
      <text:p text:style-name="P7">Démarrer l’<text:span text:style-name="T10">enregistreur</text:span></text:p>
      <text:p text:style-name="P7">Accéder à la page d'accueil</text:p>
      <text:p text:style-name="P11">Arrêter l’enregistreur</text:p>
      <text:p text:style-name="P10">Visualisez les échantillons sauvegardés dans le contrôleur</text:p>
      <text:p text:style-name="P7"/>
      <text:h text:style-name="Heading_20_4" text:outline-level="4">Enregistrement séquence : Liste / Visualisation</text:h>
      <text:p text:style-name="P12">Changer la configuration de l’enregistreur</text:p>
      <text:list xml:id="list439809342" text:style-name="L4">
        <text:list-item>
          <text:p text:style-name="P13">Afin que les fichiers images, css, js soient ignorés</text:p>
        </text:list-item>
        <text:list-item>
          <text:p text:style-name="P13">Ne pas grouper les échantillons</text:p>
        </text:list-item>
        <text:list-item>
          <text:p text:style-name="P13"><text:soft-page-break/>Enregistrer dans le contrôleur <text:span text:style-name="T11">enregistreur</text:span></text:p>
        </text:list-item>
      </text:list>
      <text:p text:style-name="P7"/>
      <text:p text:style-name="P14">Démarrer l’enregistreur </text:p>
      <text:p text:style-name="P14">Exécuter dans le navigateur la séquence :</text:p>
      <text:list xml:id="list4157404066" text:style-name="L5">
        <text:list-item>
          <text:p text:style-name="P15">Visualisation de liste de produits</text:p>
        </text:list-item>
        <text:list-item>
          <text:p text:style-name="P15">Sélection produits</text:p>
        </text:list-item>
        <text:list-item>
          <text:p text:style-name="P16">Édition</text:p>
        </text:list-item>
        <text:list-item>
          <text:p text:style-name="P15">Retour à la liste</text:p>
        </text:list-item>
      </text:list>
      <text:p text:style-name="P14">Arrêter l’enregistreur</text:p>
      <text:p text:style-name="P14">Visualiser les échantillons enregistrés</text:p>
      <text:p text:style-name="P7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4-01T09:27:40.316703318</dc:date>
    <meta:editing-duration>PT23H16M28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255" meta:character-count="1589" meta:non-whitespace-character-count="1376"/>
  </office:meta>
</office:document-meta>
</file>